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 style:family="graphic" style:parent-style-name="standard">
      <style:graphic-properties draw:stroke="solid" svg:stroke-width="0cm" svg:stroke-color="#3465a4" svg:stroke-opacity="100%" draw:fill="solid" draw:fill-color="#729fcf" draw:opacity="20%" draw:textarea-horizontal-align="left" draw:textarea-vertical-align="middle" draw:auto-grow-height="false" draw:auto-grow-width="false" fo:min-height="2.344cm" fo:min-width="0.001cm" fo:padding-top="0.151cm" fo:padding-bottom="0.151cm" fo:padding-left="0.302cm" fo:padding-right="0.302cm" fo:wrap-option="no-wrap" style:writing-mode="lr-tb" loext:decorative="false"/>
      <style:paragraph-properties style:writing-mode="lr-tb"/>
    </style:style>
    <style:style style:name="gr5"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6.694cm" fo:min-width="4.404cm" fo:padding-top="0.151cm" fo:padding-bottom="0.151cm" fo:padding-left="0.302cm" fo:padding-right="0.302cm" fo:wrap-option="no-wrap" style:writing-mode="lr-tb" loext:decorative="false"/>
      <style:paragraph-properties style:writing-mode="lr-tb"/>
    </style:style>
    <style:style style:name="gr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0.386cm" fo:min-width="5.377cm" fo:padding-top="0.157cm" fo:padding-bottom="0.157cm" fo:padding-left="0.302cm" fo:padding-right="0.302cm" fo:wrap-option="no-wrap" style:writing-mode="lr-tb"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false" draw:auto-grow-width="false" fo:min-height="0.964cm" fo:min-width="6.27cm" fo:padding-top="0.151cm" fo:padding-bottom="0.151cm" fo:padding-left="0.302cm" fo:padding-right="0.302cm" fo:wrap-option="no-wrap" style:writing-mode="lr-tb" loext:decorative="false"/>
      <style:paragraph-properties style:writing-mode="lr-tb"/>
    </style:style>
    <style:style style:name="gr8"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7cm" fo:min-width="4.73cm" fo:padding-top="0.151cm" fo:padding-bottom="0.151cm" fo:padding-left="0.302cm" fo:padding-right="0.302cm" fo:wrap-option="no-wrap" style:writing-mode="lr-tb"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false" draw:auto-grow-width="false" fo:min-height="3.181cm" fo:min-width="30.478cm" fo:padding-top="0cm" fo:padding-bottom="0cm" fo:padding-left="0cm" fo:padding-right="0cm" fo:wrap-option="wrap" style:writing-mode="lr-tb"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fo:min-height="2.799cm" fo:min-width="9.627cm" fo:padding-top="0.151cm" fo:padding-bottom="0.151cm" fo:padding-left="0.302cm" fo:padding-right="0.302cm" fo:wrap-option="wrap" style:writing-mode="lr-tb" loext:decorative="false"/>
      <style:paragraph-properties style:writing-mode="lr-tb"/>
    </style:style>
    <style:style style:name="gr12"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2.022cm" fo:min-width="4.195cm" fo:padding-top="0.151cm" fo:padding-bottom="0.151cm" fo:padding-left="0.302cm" fo:padding-right="0.302cm" fo:wrap-option="no-wrap" style:writing-mode="lr-tb" loext:decorative="false"/>
      <style:paragraph-properties style:writing-mode="lr-tb"/>
    </style:style>
    <style:style style:name="gr13"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4.228cm" fo:min-width="5.282cm" fo:padding-top="0.157cm" fo:padding-bottom="0.157cm" fo:padding-left="0.302cm" fo:padding-right="0.302cm" fo:wrap-option="no-wrap" style:writing-mode="lr-tb" loext:decorative="false"/>
      <style:paragraph-properties style:writing-mode="lr-tb"/>
    </style:style>
    <style:style style:name="gr14"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297cm" fo:min-width="4.854cm" fo:padding-top="0.151cm" fo:padding-bottom="0.151cm" fo:padding-left="0.302cm" fo:padding-right="0.302cm" fo:wrap-option="no-wrap" style:writing-mode="lr-tb" loext:decorative="false"/>
      <style:paragraph-properties style:writing-mode="lr-tb"/>
    </style:style>
    <style:style style:name="gr15"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195cm" fo:min-width="5.729cm" fo:padding-top="0.157cm" fo:padding-bottom="0.157cm" fo:padding-left="0.302cm" fo:padding-right="0.302cm" fo:wrap-option="no-wrap" style:writing-mode="lr-tb" loext:decorative="false"/>
      <style:paragraph-properties style:writing-mode="lr-tb"/>
    </style:style>
    <style:style style:name="gr1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gr17" style:family="graphic" style:parent-style-name="standard">
      <style:graphic-properties draw:stroke="solid" svg:stroke-width="0.026cm" svg:stroke-color="#3465a4" svg:stroke-opacity="100%" draw:stroke-linejoin="round" draw:fill="solid" draw:fill-color="#729fcf" draw:opacity="2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8" style:family="graphic" style:parent-style-name="standard">
      <style:graphic-properties draw:stroke="solid" svg:stroke-width="0.026cm" svg:stroke-color="#3465a4" svg:stroke-opacity="100%" draw:stroke-linejoin="round" draw:fill="solid" draw:fill-color="#729fcf" draw:opacity="2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draw:auto-grow-height="false" fo:min-height="13.365cm" loext:decorative="false"/>
      <style:paragraph-properties style:writing-mode="lr-tb"/>
    </style:style>
    <style:style style:name="pr4" style:family="presentation" style:parent-style-name="Master1-Layout7-blank-Blank-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5"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127cm" fo:padding-bottom="0.127cm" fo:padding-left="0.254cm" fo:padding-right="0.254cm" fo:wrap-option="wrap" loext:decorative="false"/>
      <style:paragraph-properties style:writing-mode="lr-tb"/>
    </style:style>
    <style:style style:name="pr7" style:family="presentation" style:parent-style-name="Master1-Layout7-blank-Blank-notes">
      <style:graphic-properties draw:stroke="none" draw:fill="none" draw:fill-color="#ffffff" draw:textarea-horizontal-align="left" draw:textarea-vertical-align="middle" draw:auto-grow-height="false" draw:auto-grow-width="false" fo:min-height="0.101cm" fo:padding-top="0.127cm" fo:padding-bottom="0.127cm" fo:padding-left="0.254cm" fo:padding-right="0.254cm" fo:wrap-option="wrap" loext:decorative="false"/>
      <style:paragraph-properties style:writing-mode="lr-tb"/>
    </style:style>
    <style:style style:name="pr8" style:family="presentation" style:parent-style-name="Master1-Layout7-blank-Blank-title">
      <style:graphic-properties fo:min-height="3.18cm" loext:decorative="false"/>
      <style:paragraph-properties style:writing-mode="lr-tb"/>
    </style:style>
    <style:style style:name="pr9" style:family="presentation" style:parent-style-name="Master1-Layout7-blank-Blank-outline1">
      <style:graphic-properties fo:min-height="10.798cm" loext:decorative="false"/>
      <style:paragraph-properties style:writing-mode="lr-tb"/>
    </style:style>
    <style:style style:name="pr10" style:family="presentation" style:parent-style-name="Master1-Layout7-blank-Blank-notes">
      <style:graphic-properties draw:fill-color="#ffffff" draw:auto-grow-height="false" fo:min-height="10.002cm" loext:decorative="false"/>
      <style:paragraph-properties style:writing-mode="lr-tb"/>
    </style:style>
    <style:style style:name="pr11"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3" style:family="presentation" style:parent-style-name="Master1-Layout2-obj-Title-and-Content-notes">
      <style:graphic-properties draw:fill-color="#ffffff" draw:auto-grow-height="false" fo:min-height="10.002cm" loext:decorative="false"/>
      <style:paragraph-properties style:writing-mode="lr-tb"/>
    </style:style>
    <style:style style:name="pr14" style:family="presentation" style:parent-style-name="Master1-Layout7-blank-Blank-title">
      <style:graphic-properties draw:auto-grow-height="true" fo:min-height="3.18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5" style:family="paragraph">
      <loext:graphic-properties draw:fill-color="#ffffff"/>
    </style:style>
    <style:style style:name="P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P7" style:family="paragraph">
      <loext:graphic-properties draw:fill="none" draw:fill-color="#ffffff"/>
      <style:paragraph-properties style:font-independent-line-spacing="true"/>
    </style:style>
    <style:style style:name="P8" style:family="paragraph">
      <loext:graphic-properties draw:fill="solid" draw:fill-color="#729fcf" draw:opacity="20%"/>
      <style:paragraph-properties style:writing-mode="lr-tb" style:font-independent-line-spacing="false"/>
    </style:style>
    <style:style style:name="P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0" style:family="paragraph">
      <loext:graphic-properties draw:fill="solid" draw:fill-color="#729fcf" draw:opacity="10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1" style:family="paragraph">
      <loext:graphic-properties draw:fill="solid" draw:fill-color="#729fcf" draw:opacity="100%"/>
      <style:paragraph-properties style:writing-mode="lr-tb" style:font-independent-line-spacing="false"/>
    </style:style>
    <style:style style:name="P12"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3"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4" style:family="paragraph">
      <loext:graphic-properties draw:fill="none"/>
      <style:paragraph-properties style:writing-mode="lr-tb" style:font-independent-line-spacing="false"/>
    </style:style>
    <style:style style:name="P15" style:family="paragraph">
      <style:paragraph-properties fo:margin-left="0.724cm" fo:margin-right="0cm" fo:margin-top="0cm" fo:margin-bottom="0cm" fo:line-height="100%" fo:text-align="start" fo:text-indent="-0.715cm" style:punctuation-wrap="simple" loext:tab-stop-distance="0cm" style:writing-mode="lr-tb">
        <style:tab-stops/>
      </style:paragraph-properties>
    </style:style>
    <style:style style:name="P16" style:family="paragraph">
      <loext:graphic-properties draw:fill="none"/>
      <style:paragraph-properties fo:margin-left="0.724cm" fo:margin-right="0cm" fo:margin-top="0cm" fo:margin-bottom="0cm" fo:line-height="100%" fo:text-align="start" fo:text-indent="-0.715cm" style:punctuation-wrap="simple" loext:tab-stop-distance="0cm" style:writing-mode="lr-tb" style:font-independent-line-spacing="false">
        <style:tab-stops/>
      </style:paragraph-properties>
    </style:style>
    <style:style style:name="P17" style:family="paragraph">
      <loext:graphic-properties draw:fill="solid" draw:fill-color="#729fcf" draw:opacity="100%"/>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18" style:family="paragraph">
      <loext:graphic-properties draw:fill="solid" draw:fill-color="#729fcf" draw:opacity="2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9"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20" style:family="paragraph">
      <style:paragraph-properties fo:margin-left="0cm" fo:margin-right="0cm" fo:margin-top="0.353cm" fo:margin-bottom="0cm" fo:line-height="70%" fo:text-align="start" fo:text-indent="0cm" style:punctuation-wrap="hanging" loext:tab-stop-distance="0cm" style:writing-mode="lr-tb">
        <style:tab-stops/>
      </style:paragraph-properties>
    </style:style>
    <style:style style:name="P21" style:family="paragraph">
      <loext:graphic-properties draw:fill="none"/>
      <style:paragraph-properties style:font-independent-line-spacing="true"/>
      <style:text-properties style:font-name="Courier"/>
    </style:style>
    <style:style style:name="P22"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ptos Display" fo:font-size="44pt" fo:letter-spacing="normal" fo:language="en" fo:country="I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ans" fo:font-size="29.1000003814697pt" fo:letter-spacing="normal" fo:language="en" fo:country="IE" fo:font-style="normal" style:text-underline-style="none" fo:font-weight="normal" style:text-underline-mode="continuous" style:text-overline-mode="continuous" style:text-line-through-mode="continuous" style:letter-kerning="true" style:font-size-asian="29.1000003814697pt" style:font-style-asian="normal" style:font-weight-asian="normal" style:font-size-complex="29.1000003814697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7" style:family="text">
      <style:text-properties fo:font-variant="normal" fo:text-transform="none" fo:color="#767676"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1" fo:font-size="18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1" fo:font-size="15.6999998092651pt" fo:letter-spacing="normal" fo:language="en" fo:country="IE" fo:font-style="normal" style:text-underline-style="none" fo:font-weight="normal" style:text-underline-mode="continuous" style:text-overline-mode="continuous" style:text-line-through-mode="continuous" style:letter-kerning="true" style:font-name-asian="Noto Sans CJK SC" style:font-size-asian="15.6999998092651pt" style:font-style-asian="normal" style:font-weight-asian="normal" style:font-name-complex="Lohit Devanagari" style:font-size-complex="15.699999809265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ourier"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5.4cm" svg:height="6.632cm" svg:x="4.233cm" svg:y="3.118cm" presentation:class="title">
          <draw:text-box>
            <text:p text:style-name="P1"><text:span text:style-name="T1">A Well-known URL for publishing service parameters</text:span></text:p>
          </draw:text-box>
        </draw:frame>
        <draw:frame draw:name="Subtitle 2" presentation:style-name="pr2" draw:text-style-name="P2" draw:layer="layout" svg:width="25.4cm" svg:height="4.599cm" svg:x="4.233cm" svg:y="10.006cm" presentation:class="subtitle">
          <draw:text-box>
            <text:p text:style-name="P3"><text:span text:style-name="T2"><text:a xlink:href="https://datatracker.ietf.org/doc/html/draft-ietf-tls-wkech" xlink:type="simple">https://datatracker.ietf.org/doc/html/draft-ietf-tls-wkech</text:a></text:span><text:span text:style-name="T2"><text:s/></text:span></text:p>
            <text:p text:style-name="P3"><text:span text:style-name="T2">Stephen Farrell, Rich Salz, Ben Schwartz</text:span></text:p>
            <text:p text:style-name="P3"><text:span text:style-name="T2"/></text:p>
            <text:p text:style-name="P3"><text:span text:style-name="T2">IETF 123</text:span></text:p>
          </draw:text-box>
        </draw:frame>
        <draw:frame draw:name="Slide Number Placeholder 3" draw:style-name="gr1" draw:text-style-name="P2" draw:layer="layout" svg:width="7.62cm" svg:height="1.014cm" svg:x="23.918cm" svg:y="17.657cm">
          <draw:text-box>
            <text:p text:style-name="P4"><text:span text:style-name="T3"><text:page-number>&lt;number&gt;</text:page-number></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5" draw:style-name="dp3" draw:master-page-name="Master1-Layout7-blank-Blank" presentation:presentation-page-layout-name="AL2T13">
        <draw:frame draw:name="Title 1" presentation:style-name="pr4" draw:text-style-name="P2" draw:layer="layout" svg:width="29.21cm" svg:height="3.682cm" svg:x="2.328cm" svg:y="1.014cm" presentation:class="title" presentation:user-transformed="true">
          <draw:text-box>
            <text:p text:style-name="P1"><text:span text:style-name="T4">Description</text:span></text:p>
          </draw:text-box>
        </draw:frame>
        <draw:frame draw:name="Text Placeholder 2" presentation:style-name="pr5" draw:text-style-name="P2" draw:layer="layout" svg:width="30.476cm" svg:height="11.047cm" svg:x="1.694cm" svg:y="4.301cm" presentation:class="outline">
          <draw:text-box>
            <text:list text:style-name="L2">
              <text:list-item>
                <text:p text:style-name="P6"><text:span text:style-name="T5">ECH keys used by web servers (at client-facing server/CFS) may be updated regularly (e.g. hourly) and are published to DNS in HTTPS RRs</text:span></text:p>
              </text:list-item>
              <text:list-item>
                <text:p text:style-name="P6"><text:span text:style-name="T5">Other HTTPS RR content, e.g. ALPN values, might also be better managed at a CFS</text:span></text:p>
              </text:list-item>
              <text:list-item>
                <text:p text:style-name="P6"><text:span text:style-name="T5">A “Zone Factory” (ZF) polls for this information via a .well-known URL, getting back a JSON structure</text:span></text:p>
              </text:list-item>
              <text:list-item>
                <text:p text:style-name="P6"><text:span text:style-name="T5">If JSON changes from last time, then validate content and all being good, publish</text:span></text:p>
              </text:list-item>
              <text:list-item>
                <text:p text:style-name="P6"><text:span text:style-name="T5">Git repo for spec: </text:span><text:span text:style-name="T5"><text:a xlink:href="https://github.com/sftcd/wkesni" xlink:type="simple">https://github.com/sftcd/wkesni</text:a></text:span><text:span text:style-name="T5"><text:s/></text:span></text:p>
              </text:list-item>
            </text:list>
          </draw:text-box>
        </draw:frame>
        <presentation:notes draw:style-name="dp4">
          <draw:frame draw:name="Slide Number Placeholder 6"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1" draw:style-name="gr2" draw:layer="layout" svg:width="18.622cm" svg:height="10.477cm" svg:x="1.482cm" svg:y="2.121cm" draw:page-number="2" presentation:class="page"/>
          <draw:frame draw:name="Notes Placeholder 2" presentation:style-name="pr6" draw:text-style-name="P7" draw:layer="layout" svg:width="15.24cm" svg:height="10.001cm" svg:x="1.905cm" svg:y="12.224cm" presentation:class="notes" presentation:placeholder="true">
            <draw:text-box/>
          </draw:frame>
        </presentation:notes>
      </draw:page>
      <draw:page draw:name="Slide3" draw:style-name="dp3" draw:master-page-name="Master1-Layout7-blank-Blank" presentation:presentation-page-layout-name="AL2T13">
        <draw:frame draw:name="Slide Number Placeholder 1" draw:style-name="gr1" draw:text-style-name="P2" draw:layer="layout" svg:width="7.62cm" svg:height="1.014cm" svg:x="23.918cm" svg:y="17.657cm">
          <draw:text-box>
            <text:p text:style-name="P4"><text:span text:style-name="T7"><text:page-number>&lt;number&gt;</text:page-number></text:span></text:p>
          </draw:text-box>
        </draw:frame>
        <draw:custom-shape draw:name="Freeform 1" draw:style-name="gr4" draw:text-style-name="P8" draw:layer="layout" svg:width="1.209cm" svg:height="3.024cm" svg:x="28.422cm" svg:y="10.885cm">
          <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range-x-minimum="0" draw:handle-range-x-maximum="10800" draw:handle-range-y-minimum="0" draw:handle-range-y-maximum="21600" draw:handle-position="$1 $0" draw:handle-position-x="$1" draw:handle-position-y="$0"/>
          </draw:enhanced-geometry>
        </draw:custom-shape>
        <draw:custom-shape draw:name="Freeform 2" draw:style-name="gr5" draw:text-style-name="P10" draw:layer="layout" svg:width="5.007cm" svg:height="6.996cm" svg:x="2.765cm" svg:y="8.598cm">
          <text:p text:style-name="P9"><text:span text:style-name="T8">TLS</text:span></text:p>
          <text:p text:style-name="P9"><text:span text:style-name="T8">Client</text:span></text:p>
          <text:p text:style-name="P9"><text:span text:style-name="T8">(brows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6" draw:text-style-name="P11" draw:layer="layout" svg:width="7.467cm" svg:height="1.398cm" svg:x="7.772cm" svg:y="11.366cm">
          <text:p/>
          <draw:enhanced-geometry svg:viewBox="0 0 21600 21600" draw:text-areas="?f17 ?f12 ?f18 ?f14" draw:type="non-primitive" draw:modifiers="4300 5400"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range-x-minimum="0" draw:handle-range-x-maximum="10800" draw:handle-range-y-minimum="0" draw:handle-range-y-maximum="10800" draw:handle-position="$0 $1" draw:handle-position-x="$0" draw:handle-position-y="$1"/>
          </draw:enhanced-geometry>
        </draw:custom-shape>
        <draw:custom-shape draw:name="Freeform 4" draw:style-name="gr7" draw:text-style-name="P13" draw:layer="layout" svg:width="6.873cm" svg:height="1.265cm" svg:x="8.971cm" svg:y="10.755cm">
          <text:p text:style-name="P12"><text:span text:style-name="T8">TLS sessio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8" draw:text-style-name="P10" draw:layer="layout" svg:width="5.333cm" svg:height="3.597cm" svg:x="16.328cm" svg:y="13.335cm">
          <text:p text:style-name="P9"><text:span text:style-name="T8">Shared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9" draw:text-style-name="P10" draw:layer="layout" svg:width="5.333cm" svg:height="3.598cm" svg:x="15.381cm" svg:y="10.68cm">
          <text:p text:style-name="P9"><text:span text:style-name="T8">Frontend</text:span></text:p>
          <text:p text:style-name="P9"><text:span text:style-name="T8">(ECH)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7" draw:style-name="gr10" draw:text-style-name="P14" draw:layer="layout" svg:width="30.477cm" svg:height="3.18cm" svg:x="1.693cm" svg:y="0.75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8" draw:style-name="gr11" draw:text-style-name="P16" draw:layer="layout" svg:width="10.23cm" svg:height="3.1cm" svg:x="5.973cm" svg:y="5.725cm">
          <text:p text:style-name="P15"><text:span text:style-name="T8">Look up A/AAAA </text:span><text:span text:style-name="T8"><text:line-break/></text:span><text:span text:style-name="T8">and HTTPS</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9" draw:style-name="gr12" draw:text-style-name="P10" draw:layer="layout" svg:width="4.798cm" svg:height="4.401cm" svg:x="14.027cm" svg:y="3.128cm">
          <text:p text:style-name="P9"><text:span text:style-name="T8">DNS</text:span></text:p>
          <draw:enhanced-geometry svg:viewBox="0 0 21600 21600" draw:text-areas="?f88 ?f86 ?f91 ?f92" draw:glue-points="?f85 ?f86 ?f85 ?f87 ?f88 ?f89 ?f85 ?f90 ?f91 ?f89" draw:type="non-primitive"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draw:name="Freeform 10" draw:style-name="gr13" draw:text-style-name="P11" draw:layer="layout" svg:width="5.885cm" svg:height="4.541cm" svg:x="7.935cm" svg:y="5.686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1" draw:style-name="gr14" draw:text-style-name="P17" draw:layer="layout" svg:width="5.457cm" svg:height="3.598cm" svg:x="25.998cm" svg:y="7.023cm">
          <text:p text:style-name="P12"><text:span text:style-name="T8">Zonefactory</text:span></text:p>
          <text:p text:style-name="P12"><text:span text:style-name="T8">(DNS operator</text:span><text:span text:style-name="T8"><text:line-break/></text:span><text:span text:style-name="T8">for backen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2" draw:style-name="gr15" draw:text-style-name="P11" draw:layer="layout" svg:width="6.332cm" svg:height="3.508cm" svg:x="19.38cm" svg:y="4.301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3" draw:style-name="gr16" draw:text-style-name="P11" draw:layer="layout" svg:width="4.797cm" svg:height="3.201cm" svg:x="20.977cm" svg:y="8.88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4" draw:style-name="gr7" draw:text-style-name="P13" draw:layer="layout" svg:width="6.873cm" svg:height="1.265cm" svg:x="22.758cm" svg:y="11.489cm">
          <text:p text:style-name="P12"><text:span text:style-name="T9">Poll .well-known/origin-svcb</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5" draw:style-name="gr7" draw:text-style-name="P13" draw:layer="layout" svg:width="6.873cm" svg:height="1.265cm" svg:x="23.938cm" svg:y="3.957cm">
          <text:p text:style-name="P12"><text:span text:style-name="T8">(re-)Publish zon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6" draw:style-name="gr17" draw:text-style-name="P18" draw:layer="layout" svg:width="5.333cm" svg:height="3.597cm" svg:x="26.003cm" svg:y="13.94cm">
          <text:p text:style-name="P9"><text:span text:style-name="T8">Split mode</text:span></text:p>
          <text:p text:style-name="P9"><text:span text:style-name="T8">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7" draw:style-name="gr18" draw:text-style-name="P8" draw:layer="layout" svg:width="4.797cm" svg:height="3.201cm" svg:x="20.977cm" svg:y="11.916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presentation:notes draw:style-name="dp5">
          <draw:frame draw:name="Slide Number Placeholder 2" draw:style-name="gr3" draw:text-style-name="P2" draw:layer="layout" svg:width="8.255cm" svg:height="1.274cm" svg:x="10.791cm" svg:y="24.126cm">
            <draw:text-box>
              <text:p text:style-name="P4"><text:span text:style-name="T6"><text:page-number>&lt;number&gt;</text:page-number></text:span></text:p>
            </draw:text-box>
          </draw:frame>
          <draw:page-thumbnail draw:name="Slide Image Placeholder 2" draw:style-name="gr2" draw:layer="layout" svg:width="19.769cm" svg:height="11.121cm" svg:x="0.609cm" svg:y="2.227cm" draw:page-number="3" presentation:class="page"/>
          <draw:frame draw:name="Notes Placeholder 3" presentation:style-name="pr7" draw:text-style-name="P7" draw:layer="layout" svg:width="16.786cm" svg:height="13.35cm" svg:x="2.098cm" svg:y="14.106cm" presentation:class="notes" presentation:placeholder="true">
            <draw:text-box/>
          </draw:frame>
        </presentation:notes>
      </draw:page>
      <draw:page draw:name="page4" draw:style-name="dp6" draw:master-page-name="Master1-Layout7-blank-Blank" presentation:presentation-page-layout-name="AL2T13">
        <draw:frame presentation:style-name="pr8" draw:layer="layout" svg:width="30.479cm" svg:height="3.18cm" svg:x="1.693cm" svg:y="0.76cm" presentation:class="title">
          <draw:text-box>
            <text:p>State of Play</text:p>
          </draw:text-box>
        </draw:frame>
        <draw:frame presentation:style-name="pr9" draw:layer="layout" svg:width="30.479cm" svg:height="11.048cm" svg:x="1.693cm" svg:y="4.457cm" presentation:class="outline">
          <draw:text-box>
            <text:list text:style-name="L3">
              <text:list-item>
                <text:p>Draft -08 published 2025-07-07</text:p>
              </text:list-item>
              <text:list-item>
                <text:p>Note: draft previously bounced around dispatch/dnsop/tls before landing here</text:p>
              </text:list-item>
              <text:list-item>
                <text:p>Authors think it’s ready for WGLC</text:p>
              </text:list-item>
              <text:list-item>
                <text:p>There’s an implementation (bash scripts on CFS side, python on ZF side) with a small test deployment</text:p>
                <text:list>
                  <text:list-item>
                    <text:p><text:a xlink:href="https://github.com/defo-project/zone-factory/tree/mo-dep" xlink:type="simple">https://github.com/defo-project/zone-factory/tree/mo-dep</text:a><text:s/></text:p>
                  </text:list-item>
                  <text:list-item>
                    <text:p>Seems to work fine</text:p>
                  </text:list-item>
                </text:list>
              </text:list-item>
            </text:list>
          </draw:text-box>
        </draw:frame>
        <presentation:notes draw:style-name="dp4">
          <draw:page-thumbnail draw:style-name="gr2" draw:layer="layout" svg:width="15.24cm" svg:height="8.572cm" svg:x="1.905cm" svg:y="3.175cm" draw:page-number="4" presentation:class="page"/>
          <draw:frame presentation:style-name="pr10" draw:text-style-name="P5" draw:layer="layout" svg:width="15.24cm" svg:height="10.001cm" svg:x="1.905cm" svg:y="12.224cm" presentation:class="notes" presentation:placeholder="true">
            <draw:text-box/>
          </draw:frame>
        </presentation:notes>
      </draw:page>
      <draw:page draw:name="Slide9" draw:style-name="dp1" draw:master-page-name="Master1-Layout2-obj-Title-and-Content" presentation:presentation-page-layout-name="AL3T18">
        <draw:frame draw:name="Title 1" presentation:style-name="pr11" draw:text-style-name="P2" draw:layer="layout" svg:width="29.21cm" svg:height="3.682cm" svg:x="2.328cm" svg:y="1.014cm" presentation:class="title">
          <draw:text-box>
            <text:p text:style-name="P19"><text:span text:style-name="T10">Example</text:span></text:p>
          </draw:text-box>
        </draw:frame>
        <draw:frame draw:name="Content Placeholder 2" presentation:style-name="pr12" draw:text-style-name="P21" draw:layer="layout" svg:width="30.672cm" svg:height="12.929cm" svg:x="2.328cm" svg:y="5.071cm" presentation:class="outline" presentation:user-transformed="true">
          <draw:text-box>
            <text:list text:style-name="L4">
              <text:list-item>
                <text:p text:style-name="P20"><text:span text:style-name="T11">$ curl https://defo.ie/.well-known/origin-svcb</text:span></text:p>
              </text:list-item>
              <text:list-item>
                <text:p text:style-name="P20"><text:span text:style-name="T11">{</text:span></text:p>
              </text:list-item>
              <text:list-item>
                <text:p text:style-name="P20"><text:span text:style-name="T11"><text:s/>"regeninterval" : 3600,</text:span></text:p>
              </text:list-item>
              <text:list-item>
                <text:p text:style-name="P20"><text:span text:style-name="T11"><text:s/>"endpoints" : [ {</text:span></text:p>
              </text:list-item>
              <text:list-item>
                <text:p text:style-name="P20"><text:span text:style-name="T11"><text:s text:c="4"/>"priority" : 1,</text:span></text:p>
              </text:list-item>
              <text:list-item>
                <text:p text:style-name="P20"><text:span text:style-name="T11"><text:s text:c="4"/>"params" : {</text:span></text:p>
              </text:list-item>
              <text:list-item>
                <text:p text:style-name="P20"><text:span text:style-name="T11"><text:s text:c="6"/>"ipv4hint" : ["213.108.108.101"],</text:span></text:p>
              </text:list-item>
              <text:list-item>
                <text:p text:style-name="P20"><text:span text:style-name="T11"><text:s text:c="6"/>"ech" : "AID+DQA8bwAgACAD99Nn5w3yRXF5GRcXzKNErYYtlxH5+IS5dQJzdHq3bgAEAAEAAQANY292ZXIuZGVmby5pZQAA/g0APH8AIAAgkq9+fORtmI8hXAtKayssOOm+NSP+4j6HaIhS4R5G+EIABAABAAEADWNvdmVyLmRlZm8uaWUAAA==",</text:span></text:p>
              </text:list-item>
              <text:list-item>
                <text:p text:style-name="P20"><text:span text:style-name="T11"><text:s text:c="6"/>"ipv6hint" : ["2a00:c6c0:0:116:5::10"]</text:span></text:p>
              </text:list-item>
              <text:list-item>
                <text:p text:style-name="P20"><text:span text:style-name="T11"><text:s text:c="4"/>}</text:span></text:p>
              </text:list-item>
              <text:list-item>
                <text:p text:style-name="P20"><text:span text:style-name="T11"><text:s/>}]</text:span></text:p>
              </text:list-item>
              <text:list-item>
                <text:p text:style-name="P20"><text:span text:style-name="T11">}</text:span></text:p>
              </text:list-item>
              <text:list-item>
                <text:p text:style-name="P20"><text:span text:style-name="T11"/></text:p>
              </text:list-item>
            </text:list>
          </draw:text-box>
        </draw:frame>
        <draw:frame draw:name="Slide Number Placeholder 3" draw:style-name="gr1" draw:text-style-name="P22" draw:layer="layout" svg:width="7.62cm" svg:height="1.014cm" svg:x="23.918cm" svg:y="17.657cm">
          <draw:text-box>
            <text:p text:style-name="P4"><text:span text:style-name="T3"><text:page-number>&lt;number&gt;</text:page-number></text:span></text:p>
          </draw:text-box>
        </draw:frame>
        <presentation:notes draw:style-name="dp2">
          <draw:page-thumbnail draw:style-name="gr2" draw:layer="layout" svg:width="15.24cm" svg:height="8.572cm" svg:x="1.905cm" svg:y="3.175cm" draw:page-number="5" presentation:class="page"/>
          <draw:frame presentation:style-name="pr13" draw:text-style-name="P5" draw:layer="layout" svg:width="15.24cm" svg:height="10.001cm" svg:x="1.905cm" svg:y="12.224cm" presentation:class="notes" presentation:placeholder="true">
            <draw:text-box/>
          </draw:frame>
        </presentation:notes>
      </draw:page>
      <draw:page draw:name="page6"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Open Issues</text:p>
          </draw:text-box>
        </draw:frame>
        <draw:frame presentation:style-name="pr9" draw:layer="layout" svg:width="30.479cm" svg:height="13.06cm" svg:x="1.693cm" svg:y="3.94cm" presentation:class="outline" presentation:user-transformed="true">
          <draw:text-box>
            <text:list text:style-name="L3">
              <text:list-item>
                <text:p>Be more precise with “pass the checks”:</text:p>
                <text:list>
                  <text:list-item>
                    <text:p><text:a xlink:href="https://github.com/sftcd/wkesni/issues/53" xlink:type="simple">https://github.com/sftcd/wkesni/issues/53</text:a><text:s/></text:p>
                  </text:list-item>
                </text:list>
              </text:list-item>
              <text:list-item>
                <text:p>Better ZF definition</text:p>
                <text:list>
                  <text:list-item>
                    <text:p><text:a xlink:href="https://github.com/sftcd/wkesni/issues/52" xlink:type="simple">https://github.com/sftcd/wkesni/issues/52</text:a><text:s/></text:p>
                  </text:list-item>
                </text:list>
              </text:list-item>
            </text:list>
          </draw:text-box>
        </draw:frame>
        <presentation:notes draw:style-name="dp4">
          <draw:page-thumbnail draw:style-name="gr2" draw:layer="layout" svg:width="15.24cm" svg:height="8.572cm" svg:x="1.905cm" svg:y="3.175cm" draw:page-number="6" presentation:class="page"/>
          <draw:frame presentation:style-name="pr10" draw:text-style-name="P5" draw:layer="layout" svg:width="15.24cm" svg:height="10.001cm" svg:x="1.905cm" svg:y="12.224cm" presentation:class="notes" presentation:placeholder="true">
            <draw:text-box/>
          </draw:frame>
        </presentation:notes>
      </draw:page>
      <draw:page draw:name="page7" draw:style-name="dp6" draw:master-page-name="Master1-Layout7-blank-Blank" presentation:presentation-page-layout-name="AL2T13">
        <draw:frame presentation:style-name="pr14" draw:layer="layout" svg:width="30.479cm" svg:height="3.18cm" svg:x="1.693cm" svg:y="0.76cm" presentation:class="title" presentation:user-transformed="true">
          <draw:text-box>
            <text:p>Recently Closed Issues</text:p>
          </draw:text-box>
        </draw:frame>
        <draw:frame presentation:style-name="pr9" draw:layer="layout" svg:width="30.479cm" svg:height="13.06cm" svg:x="1.693cm" svg:y="3.94cm" presentation:class="outline" presentation:user-transformed="true">
          <draw:text-box>
            <text:list text:style-name="L3">
              <text:list-item>
                <text:p>Default priorities</text:p>
                <text:list>
                  <text:list-item>
                    <text:p><text:a xlink:href="https://github.com/sftcd/wkesni/issues/46" xlink:type="simple">https://github.com/sftcd/wkesni/issues/46</text:a></text:p>
                  </text:list-item>
                </text:list>
              </text:list-item>
              <text:list-item>
                <text:p>Delete DELETE</text:p>
                <text:list>
                  <text:list-item>
                    <text:p><text:a xlink:href="https://github.com/sftcd/wkesni/issues/45" xlink:type="simple">https://github.com/sftcd/wkesni/issues/45</text:a><text:s/></text:p>
                  </text:list-item>
                </text:list>
              </text:list-item>
              <text:list-item>
                <text:p>Some ZFs could use CAA</text:p>
                <text:list>
                  <text:list-item>
                    <text:p><text:a xlink:href="https://github.com/sftcd/wkesni/issues/44" xlink:type="simple">https://github.com/sftcd/wkesni/issues/44</text:a><text:s/></text:p>
                  </text:list-item>
                </text:list>
              </text:list-item>
              <text:list-item>
                <text:p>Don’t publish private keys</text:p>
                <text:list>
                  <text:list-item>
                    <text:p><text:a xlink:href="https://github.com/sftcd/wkesni/issues/42" xlink:type="simple">https://github.com/sftcd/wkesni/issues/42</text:a><text:s/></text:p>
                  </text:list-item>
                </text:list>
              </text:list-item>
              <text:list-item>
                <text:p>Who’s authoritative for which JSON bits</text:p>
                <text:list>
                  <text:list-item>
                    <text:p><text:a xlink:href="https://github.com/sftcd/wkesni/issues/41" xlink:type="simple">https://github.com/sftcd/wkesni/issues/41</text:a></text:p>
                  </text:list-item>
                </text:list>
              </text:list-item>
              <text:list-item>
                <text:p>JSON encoding lists</text:p>
                <text:list>
                  <text:list-item>
                    <text:p><text:a xlink:href="https://github.com/sftcd/wkesni/issues/40" xlink:type="simple">https://github.com/sftcd/wkesni/issues/40</text:a></text:p>
                  </text:list-item>
                </text:list>
              </text:list-item>
            </text:list>
          </draw:text-box>
        </draw:frame>
        <presentation:notes draw:style-name="dp5">
          <draw:page-thumbnail draw:style-name="gr2" draw:layer="layout" svg:width="15.24cm" svg:height="8.572cm" svg:x="1.905cm" svg:y="3.175cm" draw:page-number="7" presentation:class="page"/>
          <draw:frame presentation:style-name="pr10" draw:text-style-name="P5" draw:layer="layout" svg:width="15.24cm" svg:height="10.001cm" svg:x="1.905cm" svg:y="12.224cm" presentation:class="notes" presentation:placeholder="true">
            <draw:text-box/>
          </draw:frame>
        </presentation:notes>
      </draw:page>
      <draw:page draw:name="page8" draw:style-name="dp6" draw:master-page-name="Master1-Layout7-blank-Blank" presentation:presentation-page-layout-name="AL2T13">
        <draw:frame presentation:style-name="pr14" draw:layer="layout" svg:width="30.479cm" svg:height="3.18cm" svg:x="1.693cm" svg:y="0.76cm" presentation:class="title">
          <draw:text-box>
            <text:p>Conclusion</text:p>
          </draw:text-box>
        </draw:frame>
        <draw:frame presentation:style-name="pr9" draw:layer="layout" svg:width="30.479cm" svg:height="11.048cm" svg:x="1.693cm" svg:y="4.457cm" presentation:class="outline">
          <draw:text-box>
            <text:list text:style-name="L3">
              <text:list-item>
                <text:p>Ready for WGLC?</text:p>
                <text:list>
                  <text:list-item>
                    <text:p>Presumably with a related call to the dnsop list in parallel or sequentially</text:p>
                  </text:list-item>
                </text:list>
              </text:list-item>
            </text:list>
          </draw:text-box>
        </draw:frame>
        <presentation:notes draw:style-name="dp4">
          <draw:page-thumbnail draw:style-name="gr2" draw:layer="layout" svg:width="15.24cm" svg:height="8.572cm" svg:x="1.905cm" svg:y="3.175cm" draw:page-number="8" presentation:class="page"/>
          <draw:frame presentation:style-name="pr10"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6" draw:layer="backgroundobjects" svg:width="21.484cm" svg:height="16.144cm" svg:x="2.328cm" svg:y="1.014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25-07-18">7/18/25</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5-07-18">7/18/25</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o 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fb4792146257752f54eab576deb869869b108571</meta:generator>
    <dc:title/>
    <meta:initial-creator>Salz, Rich</meta:initial-creator>
    <meta:creation-date>2024-07-21T16:28:45Z</meta:creation-date>
    <dc:date>2025-07-18T15:21:21.629140604</dc:date>
    <meta:editing-cycles>7</meta:editing-cycles>
    <meta:editing-duration>PT45M40S</meta:editing-duration>
    <meta:print-date>2025-07-18T15:13:39.719306714</meta:print-date>
    <meta:printed-by>PDF files</meta:printed-by>
    <meta:document-statistic meta:object-count="201"/>
  </office:meta>
</office:document-meta>
</file>